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njaliOldLipi" svg:font-family="AnjaliOldLipi" style:font-pitch="variable"/>
    <style:font-face style:name="Old English Text MT" svg:font-family="'Old English Text M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jaliOldLipi" fo:font-size="24pt" officeooo:rsid="00185c9b" officeooo:paragraph-rsid="00041381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njaliOldLipi" fo:font-size="18pt" fo:font-weight="bold" officeooo:rsid="00195b66" officeooo:paragraph-rsid="00041381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njaliOldLipi" fo:font-size="18pt" fo:font-weight="bold" officeooo:rsid="00195b66" officeooo:paragraph-rsid="00041381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AnjaliOldLipi" fo:font-size="18pt" fo:font-weight="bold" officeooo:paragraph-rsid="00041381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AnjaliOldLipi" fo:font-size="18pt" fo:font-weight="bold" officeooo:rsid="0019ff24" officeooo:paragraph-rsid="0004138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njaliOldLipi" fo:font-size="16pt" fo:font-weight="bold" officeooo:rsid="00166a0e" officeooo:paragraph-rsid="00041381" style:font-size-asian="16pt" style:font-weight-asian="bold" style:font-size-complex="16pt"/>
    </style:style>
    <style:style style:name="P7" style:family="paragraph" style:parent-style-name="Standard" style:list-style-name="WWNum15">
      <style:text-properties style:font-name="AnjaliOldLipi" fo:font-size="14pt" officeooo:paragraph-rsid="00041381" style:font-size-asian="14pt" style:font-size-complex="14pt"/>
    </style:style>
    <style:style style:name="P8" style:family="paragraph" style:parent-style-name="Standard" style:list-style-name="WWNum16">
      <style:text-properties style:font-name="AnjaliOldLipi" fo:font-size="14pt" officeooo:paragraph-rsid="00041381" style:font-size-asian="14pt" style:font-size-complex="14pt"/>
    </style:style>
    <style:style style:name="P9" style:family="paragraph" style:parent-style-name="Standard" style:list-style-name="WWNum17">
      <style:text-properties style:font-name="AnjaliOldLipi" fo:font-size="14pt" officeooo:paragraph-rsid="00041381" style:font-size-asian="14pt" style:font-size-complex="14pt"/>
    </style:style>
    <style:style style:name="P10" style:family="paragraph" style:parent-style-name="Standard" style:list-style-name="WWNum19">
      <style:text-properties style:font-name="AnjaliOldLipi" fo:font-size="14pt" officeooo:paragraph-rsid="00041381" style:font-size-asian="14pt" style:font-size-complex="14pt"/>
    </style:style>
    <style:style style:name="P11" style:family="paragraph" style:parent-style-name="Standard" style:list-style-name="WWNum20">
      <style:text-properties style:font-name="AnjaliOldLipi" fo:font-size="14pt" officeooo:paragraph-rsid="00041381" style:font-size-asian="14pt" style:font-size-complex="14pt"/>
    </style:style>
    <style:style style:name="P12" style:family="paragraph" style:parent-style-name="Standard" style:list-style-name="WWNum20">
      <style:text-properties style:font-name="AnjaliOldLipi" fo:font-size="14pt" officeooo:rsid="00166a0e" officeooo:paragraph-rsid="00041381" style:font-size-asian="14pt" style:font-size-complex="14pt"/>
    </style:style>
    <style:style style:name="P13" style:family="paragraph" style:parent-style-name="Standard">
      <style:text-properties style:font-name="AnjaliOldLipi" fo:font-size="14pt" fo:font-weight="bold" officeooo:paragraph-rsid="00041381" style:font-size-asian="14pt" style:font-weight-asian="bold" style:font-size-complex="14pt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njaliOldLipi" fo:font-size="26pt" officeooo:rsid="00185c9b" officeooo:paragraph-rsid="00041381" style:font-size-asian="26pt" style:font-size-complex="26pt"/>
    </style:style>
    <style:style style:name="T1" style:family="text">
      <style:text-properties officeooo:rsid="0017dbda"/>
    </style:style>
    <style:style style:name="T2" style:family="text">
      <style:text-properties officeooo:rsid="000413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ternehmen klassifizeren</text:p>
      <text:p text:style-name="P1"/>
      <text:p text:style-name="P2">Unternehmensgrösse</text:p>
      <text:p text:style-name="P6"/>
      <text:list xml:id="list300730382703063134" text:style-name="WWNum15">
        <text:list-item>
          <text:p text:style-name="P7">Kleinunternehmen &lt; 10 Mitarbeiter</text:p>
        </text:list-item>
        <text:list-item>
          <text:p text:style-name="P7">Mittelunternehmen &lt; 10-50 Mitarbeiter</text:p>
        </text:list-item>
        <text:list-item>
          <text:p text:style-name="P7">Mittelgross<text:span text:style-name="T2">es</text:span> Unternehmen &lt; 50-250 Mitarbeiter</text:p>
        </text:list-item>
        <text:list-item>
          <text:p text:style-name="P7">Grossunternehmen &gt; 250 Mitarbeiter</text:p>
          <text:p text:style-name="P7"/>
        </text:list-item>
      </text:list>
      <text:p text:style-name="P4">Sektor</text:p>
      <text:p text:style-name="P4"/>
      <text:list xml:id="list7852856204131056510" text:style-name="WWNum16">
        <text:list-item>
          <text:p text:style-name="P8">Primär Landwirtschaftssektor (Agra<text:span text:style-name="T1">r</text:span>sektor)</text:p>
        </text:list-item>
        <text:list-item>
          <text:p text:style-name="P8">Sekundär Industriesektor</text:p>
        </text:list-item>
        <text:list-item>
          <text:p text:style-name="P8">Tertiär Dienstleistungssektor </text:p>
          <text:p text:style-name="P8"/>
        </text:list-item>
      </text:list>
      <text:p text:style-name="P3">Rechtsform</text:p>
      <text:p text:style-name="P13"/>
      <text:list xml:id="list5715656363601560216" text:style-name="WWNum17">
        <text:list-item>
          <text:p text:style-name="P9">GmbH <text:span text:style-name="T1">(Gemeinschaft mit beschränkter Haftung)</text:span></text:p>
        </text:list-item>
        <text:list-item>
          <text:p text:style-name="P9">AG <text:span text:style-name="T1">(Aktiengesellschaft)</text:span></text:p>
        </text:list-item>
        <text:list-item>
          <text:p text:style-name="P9">Komandit-AG</text:p>
        </text:list-item>
        <text:list-item>
          <text:p text:style-name="P9">Genossenschaft</text:p>
        </text:list-item>
        <text:list-item>
          <text:p text:style-name="P9">Verein</text:p>
        </text:list-item>
        <text:list-item>
          <text:p text:style-name="P9">Einfache Gesellschaft</text:p>
        </text:list-item>
        <text:list-item>
          <text:p text:style-name="P9">Kollektivgesellschaft</text:p>
        </text:list-item>
        <text:list-item>
          <text:p text:style-name="P9">Komanditgesellschaft</text:p>
          <text:p text:style-name="P9"/>
        </text:list-item>
      </text:list>
      <text:p text:style-name="P5">Eigentumsverhältnisse</text:p>
      <text:p text:style-name="P13"/>
      <text:list xml:id="list7781136482431799855" text:style-name="WWNum19">
        <text:list-item>
          <text:p text:style-name="P10">Privatunternehmen</text:p>
        </text:list-item>
        <text:list-item>
          <text:p text:style-name="P10">Öffentliches Unternehmen</text:p>
        </text:list-item>
        <text:list-item>
          <text:p text:style-name="P10">Gemischtwirtschaftliches Unternehmen</text:p>
          <text:p text:style-name="P10"><text:soft-page-break/></text:p>
        </text:list-item>
      </text:list>
      <text:p text:style-name="P5">Gewinnorientierung</text:p>
      <text:p text:style-name="P13"/>
      <text:list xml:id="list5438971799682931786" text:style-name="WWNum20">
        <text:list-item>
          <text:p text:style-name="P11">Profit</text:p>
        </text:list-item>
        <text:list-item>
          <text:p text:style-name="P12">Non-Prof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njaliOldLipi" svg:font-family="AnjaliOldLipi" style:font-pitch="variable"/>
    <style:font-face style:name="Old English Text MT" svg:font-family="'Old English Text M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0:49:22.846054752</meta:creation-date>
    <meta:generator>LibreOffice/5.1.2.2$Linux_X86_64 LibreOffice_project/10m0$Build-2</meta:generator>
    <dc:date>2017-01-28T11:03:57.124597602</dc:date>
    <meta:editing-duration>PT4M53S</meta:editing-duration>
    <meta:editing-cycles>2</meta:editing-cycles>
    <meta:document-statistic meta:table-count="0" meta:image-count="0" meta:object-count="0" meta:page-count="2" meta:paragraph-count="30" meta:word-count="76" meta:character-count="620" meta:non-whitespace-character-count="593"/>
  </office:meta>
</office:document-meta>
</file>